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609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11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6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1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3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8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3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align="justify" fo:text-indent="0.3cm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 style:writing-mode="lr-tb"/>
      <style:text-properties style:font-name="Arial" fo:font-size="9pt" style:font-size-asian="9pt" style:font-size-complex="9pt"/>
    </style:style>
    <style:style style:name="P5" style:family="paragraph">
      <loext:graphic-properties draw:fill="none" draw:fill-color="#ffffff"/>
      <style:paragraph-properties fo:text-align="justify" style:writing-mode="lr-tb"/>
      <style:text-properties style:font-name="Arial" fo:font-size="12pt" style:font-size-asian="12pt" style:font-size-complex="12pt"/>
    </style:style>
    <style:style style:name="P6" style:family="paragraph">
      <style:paragraph-properties fo:margin-left="0cm" fo:margin-right="0cm" fo:text-align="justify" fo:text-indent="0.3cm">
        <style:tab-stops/>
      </style:paragraph-properties>
    </style:style>
    <style:style style:name="P7" style:family="paragraph">
      <loext:graphic-properties draw:fill="none" draw:fill-color="#ffffff"/>
      <style:paragraph-properties fo:text-align="justify" style:writing-mode="lr-tb"/>
      <style:text-properties style:font-name="Arial" fo:font-size="8.5pt" style:font-size-asian="8.5pt" style:font-size-complex="8.5pt"/>
    </style:style>
    <style:style style:name="P8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Arial" fo:font-size="9pt" style:font-size-asian="9pt" style:font-size-complex="9pt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8pt" style:font-size-asian="8pt" style:font-size-complex="8pt"/>
    </style:style>
    <style:style style:name="T4" style:family="text">
      <style:text-properties style:font-name="Arial" fo:font-size="8.5pt" style:font-size-asian="8.5pt" style:font-size-complex="8.5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5cm" svg:y1="0cm" svg:x2="10.5cm" svg:y2="29.7cm">
          <text:p/>
        </draw:line>
        <draw:line draw:style-name="gr1" draw:text-style-name="P1" draw:layer="layout" svg:x1="0cm" svg:y1="14.85cm" svg:x2="21cm" svg:y2="14.85cm">
          <text:p/>
        </draw:line>
        <draw:frame draw:style-name="gr2" draw:text-style-name="P4" draw:layer="layout" svg:width="8.625cm" svg:height="12.859cm" svg:x="1cm" svg:y="1.5cm">
          <draw:text-box>
            <text:p text:style-name="P2"><text:span text:style-name="T1">Ada et Oio étaient deux jumeaux enfants d’une </text:span><text:span text:style-name="T1">modeste famille vivant dans des marais oubliés de la </text:span><text:span text:style-name="T1">Terre Sans Fin. Un jour, un incendie emporta leur </text:span><text:span text:style-name="T1">maison et leurs parents, laissant les deux enfants </text:span><text:span text:style-name="T1">orphelins. Ils se réfugièrent alors dans les décombres </text:span><text:span text:style-name="T1">innondés d'un temple en ruine proche de chez eux.</text:span></text:p>
            <text:p text:style-name="P2"><text:span text:style-name="T1">La nuit venue, une vision divine leur apparut, sous la </text:span><text:span text:style-name="T1">forme d'un grand lotus incandescent. Le dieu à l’origine </text:span><text:span text:style-name="T1">de cette apparition est Schein, le dieu de la connexion. </text:span><text:span text:style-name="T1">Son ambition est de faire advenir l'Harmonie, en liant </text:span><text:span text:style-name="T1">tous les esprits de l'univers entre eux pour créer une </text:span><text:span text:style-name="T1">conscience commune résonnant à l'unisson. Il était </text:span><text:span text:style-name="T1">autrefois un dieu puissant, mais maintenant que ses </text:span><text:span text:style-name="T1">fidèles l'ont abandonné, il est devenu faible. Il transmit </text:span><text:span text:style-name="T1">le peu de pouvoir qu'il lui restait aux deux enfants, </text:span><text:span text:style-name="T1">faisant d'eux ses apôtres chargés d'accomplir son </text:span><text:span text:style-name="T1">dessein. Les jumeaux devinrent intriqués et connectés </text:span><text:span text:style-name="T1">l'un à l'autre à tout instant de leur vie. Après avoir béni </text:span><text:span text:style-name="T1">Ada &amp; Oio, Schein leur annonça cette prophétie :</text:span></text:p>
            <text:p text:style-name="P2"><text:span text:style-name="T1">"Les méandres sont lieu de connexion, et seulement </text:span><text:span text:style-name="T1">depuis la connexion peut avoir lieu l'Harmonie. La </text:span><text:span text:style-name="T1">flamme la plus pure vous guidera au-delà de votre </text:span><text:span text:style-name="T1">reflet, et lorsque les apôtres s'aligneront sur les deux </text:span><text:span text:style-name="T1">faces du lotus, alors la voie de l'unisson apparaîtra".</text:span></text:p>
            <text:p text:style-name="P2"><text:span text:style-name="T1">Depuis ce jour les apôtres errèrent autour de ces </text:span><text:span text:style-name="T1">ruines désertes, attendant l'avènement de la prophétie. </text:span><text:span text:style-name="T1">Mais aujoud'hui, en poussant la porte de leur demeure </text:span><text:span text:style-name="T1">en ruines, ce n'est pas le temple habituel qui s'ouvrit </text:span><text:span text:style-name="T1">devant eux, mais un lieu bien plus étrange.</text:span></text:p>
            <text:p text:style-name="P3"><text:span text:style-name="T1"/></text:p>
          </draw:text-box>
        </draw:frame>
        <draw:frame draw:style-name="gr3" draw:text-style-name="P5" draw:layer="layout" svg:width="8.5cm" svg:height="12.461cm" svg:x="11.5cm" svg:y="1.5cm">
          <draw:text-box>
            <text:p text:style-name="P3"><text:span text:style-name="T2">Vous ne vous souvenez de rien. Depuis </text:span><text:span text:style-name="T2">combien de temps errez-vous dans ces </text:span><text:span text:style-name="T2">méandres maudits ? Qu'importe, survivre </text:span><text:span text:style-name="T2">est tout ce qui compte. Vous entendez </text:span><text:span text:style-name="T2">souvent des voix résonner dans les </text:span><text:span text:style-name="T2">couloirs, mais vous n'avez jamais croisé </text:span><text:span text:style-name="T2">personne. Ce sont les voix des traîtres, qui </text:span><text:span text:style-name="T2">reviennent vous narguer jour après jour, </text:span><text:span text:style-name="T2">vous le savez. Vous avec oublié qui sont </text:span><text:span text:style-name="T2">ces traîtres mais ils méritent la mort, sans </text:span><text:span text:style-name="T2">aucun doute. Aujourd'hui leurs voix sont </text:span><text:span text:style-name="T2">plus nettes que d'ordinaire. Vont-ils enfin </text:span><text:span text:style-name="T2">cesser de se cacher ? Le dernier souvenir </text:span><text:span text:style-name="T2">du passé qu'il vous reste n'a cessé de </text:span><text:span text:style-name="T2">tourner dans votre tête : lorsque le glas </text:span><text:span text:style-name="T2">sonne, ce qui s’est ouvert se fermera. Mais </text:span><text:span text:style-name="T2">pour rien au monde vous ne dévoilerez ce </text:span><text:span text:style-name="T2">terrible secret à des traîtres.</text:span></text:p>
          </draw:text-box>
        </draw:frame>
        <draw:frame draw:style-name="gr4" draw:text-style-name="P7" draw:layer="layout" svg:width="8.625cm" svg:height="12.017cm" svg:x="1cm" svg:y="16.127cm">
          <draw:text-box>
            <text:p text:style-name="P2"><text:span text:style-name="T3">Nix est issue </text:span><text:span text:style-name="T3">d’une noble </text:span><text:span text:style-name="T3">famille de </text:span><text:span text:style-name="T3">propriétaires d’un </text:span><text:span text:style-name="T3">territoire de la </text:span><text:span text:style-name="T3">Terre Sans Fin. </text:span><text:span text:style-name="T3">Ses parents l’ont </text:span><text:span text:style-name="T3">placée à sa </text:span><text:span text:style-name="T3">naissance sous </text:span><text:span text:style-name="T3">la protection </text:span><text:span text:style-name="T3">d'Olonock, le dieu </text:span><text:span text:style-name="T3">de l'intégrité. Ce </text:span><text:span text:style-name="T3">dernier offrit alors </text:span><text:span text:style-name="T3">à l'enfant sa </text:span><text:span text:style-name="T3">bénéction qui </text:span><text:span text:style-name="T3">deviendra en </text:span><text:span text:style-name="T3">réalité une </text:span><text:span text:style-name="T3">malédiction. En </text:span><text:span text:style-name="T3">effet, le dieu avait </text:span><text:span text:style-name="T3">rendu Nix </text:span><text:span text:style-name="T3">immortelle : quels </text:span><text:span text:style-name="T3">que soient les </text:span><text:span text:style-name="T3">coups qu'elle </text:span><text:span text:style-name="T3">subissait, quelles </text:span><text:span text:style-name="T3">que soient les </text:span><text:span text:style-name="T3">horreurs qu'elle </text:span><text:span text:style-name="T3">endurait, Nix ne </text:span><text:span text:style-name="T3">pouvait pas </text:span><text:span text:style-name="T3">mourir. Pour cette </text:span><text:span text:style-name="T3">raison elle </text:span><text:span text:style-name="T3">s'orienta vers les </text:span><text:span text:style-name="T3">arts de la guerre, </text:span><text:span text:style-name="T3">où son courage </text:span><text:span text:style-name="T3">et sa confiance </text:span><text:span text:style-name="T3">inébranlables </text:span><text:span text:style-name="T3">firent vite sa </text:span><text:span text:style-name="T3">renommée. </text:span><text:span text:style-name="T3">Cependant le </text:span><text:span text:style-name="T3">temps passant, </text:span><text:span text:style-name="T3">son corps </text:span><text:span text:style-name="T3">devenait las de </text:span><text:span text:style-name="T3">vivre et </text:span><text:span text:style-name="T3">commençait à se </text:span><text:span text:style-name="T3">rebeller, se </text:span><text:span text:style-name="T3">dégradant peu à </text:span><text:span text:style-name="T3">peu. Mais la </text:span><text:span text:style-name="T3">bénédiction du </text:span><text:span text:style-name="T3">dieu ne cessait </text:span><text:span text:style-name="T3">pas, et le corps </text:span><text:span text:style-name="T3">de Nix refusait de </text:span><text:span text:style-name="T3">mourir. Elle finit </text:span><text:span text:style-name="T3">par cesser de </text:span><text:span text:style-name="T3">guerroyer, </text:span><text:span text:style-name="T3">passant son </text:span><text:span text:style-name="T3">temps à se </text:span><text:span text:style-name="T3">soigner tant bien </text:span><text:span text:style-name="T3">que mal et à </text:span><text:span text:style-name="T3">chercher </text:span><text:span text:style-name="T3">désespérément </text:span><text:span text:style-name="T3">un remède.</text:span></text:p>
            <text:p text:style-name="P2"><text:span text:style-name="T3">Les décennies </text:span><text:span text:style-name="T3">passant, le nom </text:span><text:span text:style-name="T3">de Nix la </text:span><text:span text:style-name="T3">guerrière sombra </text:span><text:span text:style-name="T3">dans l'oubli. Le </text:span><text:span text:style-name="T3">seul remède </text:span><text:span text:style-name="T3">qu'elle trouva </text:span><text:span text:style-name="T3">pour garder son </text:span><text:span text:style-name="T3">corps intact et </text:span><text:span text:style-name="T3">calmer ses plaies </text:span><text:span text:style-name="T3">était de dévorer la </text:span><text:span text:style-name="T3">chair d'êtres </text:span><text:span text:style-name="T3">pensants, une </text:span><text:span text:style-name="T3">activité malsaine </text:span><text:span text:style-name="T3">à laquelle elle prit </text:span><text:span text:style-name="T3">pourtant peu à </text:span><text:span text:style-name="T3">peu goût. </text:span><text:span text:style-name="T3">L'impressionnant</text:span><text:span text:style-name="T3">e armure qu'elle </text:span><text:span text:style-name="T3">porte ne sert pas </text:span><text:span text:style-name="T3">tant à la protéger </text:span><text:span text:style-name="T3">qu'à dissimuler </text:span><text:span text:style-name="T3">les stigmates qui </text:span><text:span text:style-name="T3">déchirent sans </text:span><text:span text:style-name="T3">cesse sa peau. </text:span><text:span text:style-name="T3">La seule amie à </text:span><text:span text:style-name="T3">ses côtés est sa </text:span><text:span text:style-name="T3">compagne de </text:span><text:span text:style-name="T3">toujours, l'arme </text:span><text:span text:style-name="T3">magique Nagnir, </text:span><text:span text:style-name="T3">une lourde lance </text:span><text:span text:style-name="T3">à la lame aussi </text:span><text:span text:style-name="T3">long que son </text:span><text:span text:style-name="T3">manche, qui </text:span><text:span text:style-name="T3">revient fidèlement </text:span><text:span text:style-name="T3">à sa main </text:span><text:span text:style-name="T3">lorsqu'elle en a </text:span><text:span text:style-name="T3">besoin.</text:span></text:p>
            <text:p text:style-name="P2"><text:span text:style-name="T3">Elle implorait </text:span><text:span text:style-name="T3">souvent le dieu </text:span><text:span text:style-name="T3">Olonock de lui </text:span><text:span text:style-name="T3">rendre sa </text:span><text:span text:style-name="T3">mortalité, mais </text:span><text:span text:style-name="T3">ses prières </text:span><text:span text:style-name="T3">restaient sans </text:span><text:span text:style-name="T3">réponse : le dieu </text:span><text:span text:style-name="T3">semblait l’avoir </text:span><text:span text:style-name="T3">oublié. En </text:span><text:span text:style-name="T3">cherchant un </text:span><text:span text:style-name="T3">remède, elle est </text:span><text:span text:style-name="T3">notamment </text:span><text:span text:style-name="T3">tombée sur une </text:span><text:span text:style-name="T3">légende racontant </text:span><text:span text:style-name="T3">que dans un lieu </text:span><text:span text:style-name="T3">hors du temps </text:span><text:span text:style-name="T3">pousse une fleur </text:span><text:span text:style-name="T3">miraculeuse, la </text:span><text:span text:style-name="T3">panacée, qui est </text:span><text:span text:style-name="T3">capable de guérir </text:span><text:span text:style-name="T3">tous les maux.</text:span></text:p>
            <text:p text:style-name="P6"><text:span text:style-name="T3">Aujourd'hui, elle </text:span><text:span text:style-name="T3">vit sous ses yeux </text:span><text:span text:style-name="T3">le sol se fendre </text:span><text:span text:style-name="T3">dans sa </text:span><text:span text:style-name="T3">demeure, </text:span><text:span text:style-name="T3">s'ouvrant sur un </text:span><text:span text:style-name="T3">curieux escalier </text:span><text:span text:style-name="T3">en colimaçon. </text:span><text:span text:style-name="T3">N'ayant plus rien </text:span><text:span text:style-name="T3">à perdre, elle s'y </text:span><text:span text:style-name="T3">engouffra, y </text:span><text:span text:style-name="T3">trouvant une </text:span><text:span text:style-name="T3">occasion de </text:span><text:span text:style-name="T3">chercher la plante </text:span><text:span text:style-name="T3">légendaire, ou de </text:span><text:span text:style-name="T3">rentrer en contact </text:span><text:span text:style-name="T3">avec le dieu de </text:span><text:span text:style-name="T3">l’intégrité.</text:span></text:p>
          </draw:text-box>
        </draw:frame>
        <draw:frame draw:style-name="gr5" draw:text-style-name="P7" draw:layer="layout" svg:width="8.75cm" svg:height="12.75cm" svg:x="11.25cm" svg:y="16.125cm">
          <draw:text-box>
            <text:p text:style-name="P2"><text:span text:style-name="T4">Karvel était marchand de Sel au sein d'un peuple nomade </text:span><text:span text:style-name="T4">vivant dans une contrée désertique gelée de la Terre Sans Fin. </text:span><text:span text:style-name="T4">Ce peuple accorde une grande importance au Sel, l'essence de </text:span><text:span text:style-name="T4">la vie, et Karvel a passé sa vie à étudier les propriétés </text:span><text:span text:style-name="T4">curatives de ce cristal. Un jour, le chef de sa caravane ayant </text:span><text:span text:style-name="T4">mystérieusement disparu, le groupe se dissolut, et Karvel </text:span><text:span text:style-name="T4">devint marchand errant, accompagné par son amie Dijni.</text:span></text:p>
            <text:p text:style-name="P2"><text:span text:style-name="T4">Malheureusement Dijni tomba gravement malade, et malgré </text:span><text:span text:style-name="T4">tous ses efforts, aucun remède connu par Karvel ne parvint à </text:span><text:span text:style-name="T4">la sauver. Autant pour aider son amie que par atteinte à sa </text:span><text:span text:style-name="T4">fierté de médecin, Karvel partit trouver Nacle, la déesse du Sel, </text:span><text:span text:style-name="T4">afin qu'elle lui apprenne les ultimes secrets du Sel. La déesse </text:span><text:span text:style-name="T4">lui enseigna les voies secrètes du Sel, mais ce cristal n'est pas </text:span><text:span text:style-name="T4">sans danger, et le corps de Karvel se désècha et devint frêle et </text:span><text:span text:style-name="T4">déformé. Depuis ce jour le disciple du Sel cacha son </text:span><text:span text:style-name="T4">apparence diforme sous ces vêtements singuliers. Hélas, </text:span><text:span text:style-name="T4">même sa science nouvellement acquise ne suffit toujours pas à </text:span><text:span text:style-name="T4">guérir Dijni, dont la mort approchait.</text:span></text:p>
            <text:p text:style-name="P2"><text:span text:style-name="T4">Un jour, après une nouvelle tentative de guérison </text:span><text:span text:style-name="T4">infructueuse, il sortit de la tente de son amie, désespéré. Mais </text:span><text:span text:style-name="T4">une fois la porte franchie, il ne retrouva pas le désert endormi </text:span><text:span text:style-name="T4">mais une étrange salle ronde aux murs de glace, de laquelle de </text:span><text:span text:style-name="T4">longs couloirs partaient et semblaient l'attendre. Loin d'être </text:span><text:span text:style-name="T4">apeuré, il y vit une chance offerte par les dieux pour racheter </text:span><text:span text:style-name="T4">ses échecs. En effet, une légende peu connue raconte que </text:span><text:span text:style-name="T4">dans des lieux hors de notre monde se trouve la panacée, un </text:span><text:span text:style-name="T4">remède légendaire qui, lorsqu'on lui cède de son sang, est </text:span><text:span text:style-name="T4">capable de guérir tous les maux. Après un dernier regard vers </text:span><text:span text:style-name="T4">l'amour de sa vie, il entra dans la pièce.</text:span></text:p>
          </draw:text-box>
        </draw:frame>
        <draw:frame draw:style-name="gr6" draw:text-style-name="P8" draw:layer="layout" svg:width="5.603cm" svg:height="0.806cm" svg:x="2.351cm" svg:y="0.7cm">
          <draw:text-box>
            <text:p><text:span text:style-name="T5">Ada &amp; Oio</text:span><text:span text:style-name="T6">, les apôtres</text:span></text:p>
          </draw:text-box>
        </draw:frame>
        <draw:frame draw:style-name="gr7" draw:text-style-name="P8" draw:layer="layout" svg:width="5.332cm" svg:height="0.962cm" svg:x="13.351cm" svg:y="0.7cm">
          <draw:text-box>
            <text:p><text:span text:style-name="T5">Anacron</text:span><text:span text:style-name="T6">, le trahi</text:span></text:p>
          </draw:text-box>
        </draw:frame>
        <draw:frame draw:style-name="gr8" draw:text-style-name="P8" draw:layer="layout" svg:width="3.782cm" svg:height="0.806cm" svg:x="3.051cm" svg:y="15.3cm">
          <draw:text-box>
            <text:p><text:span text:style-name="T5">Nix</text:span><text:span text:style-name="T6">, l’incurable</text:span></text:p>
          </draw:text-box>
        </draw:frame>
        <draw:frame draw:style-name="gr9" draw:text-style-name="P8" draw:layer="layout" svg:width="4.638cm" svg:height="0.806cm" svg:x="13.051cm" svg:y="15.3cm">
          <draw:text-box>
            <text:p><text:span text:style-name="T5">Karvel</text:span><text:span text:style-name="T6">, l’incapabl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0T20:21:03.921000000</meta:creation-date>
    <dc:date>2023-05-01T22:29:17.765448608</dc:date>
    <meta:editing-duration>PT4H48M7S</meta:editing-duration>
    <meta:editing-cycles>18</meta:editing-cycles>
    <meta:generator>LibreOffice/7.3.7.2$Linux_X86_64 LibreOffice_project/30$Build-2</meta:generator>
    <meta:print-date>2023-04-20T23:44:11.990000000</meta:print-date>
    <meta:document-statistic meta:object-count="10"/>
  </office:meta>
</office:document-meta>
</file>